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28429" officeooo:paragraph-rsid="00228429"/>
    </style:style>
    <style:style style:name="P2" style:family="paragraph" style:parent-style-name="Standard">
      <style:paragraph-properties fo:margin-left="0cm" fo:margin-right="0cm" fo:margin-top="0.42cm" fo:margin-bottom="0cm" loext:contextual-spacing="false" fo:text-indent="0cm" style:auto-text-indent="false"/>
      <style:text-properties officeooo:rsid="00228429" officeooo:paragraph-rsid="00228429"/>
    </style:style>
    <style:style style:name="P3" style:family="paragraph" style:parent-style-name="Text_20_body">
      <style:paragraph-properties fo:margin-left="0cm" fo:margin-right="0cm" fo:margin-top="0.42cm" fo:margin-bottom="0.21cm" loext:contextual-spacing="false" fo:text-indent="0cm" style:auto-text-indent="false"/>
      <style:text-properties fo:font-weight="bold" officeooo:rsid="00228429" officeooo:paragraph-rsid="00228429" style:font-weight-asian="bold" style:font-weight-complex="bold"/>
    </style:style>
    <style:style style:name="P4" style:family="paragraph" style:parent-style-name="Text_20_body">
      <style:text-properties officeooo:rsid="002043ed" officeooo:paragraph-rsid="002043ed"/>
    </style:style>
    <style:style style:name="P5" style:family="paragraph" style:parent-style-name="Text_20_body">
      <style:text-properties officeooo:rsid="0020e0fc" officeooo:paragraph-rsid="0020e0fc"/>
    </style:style>
    <style:style style:name="P6" style:family="paragraph" style:parent-style-name="Text_20_body">
      <style:text-properties officeooo:rsid="00228429" officeooo:paragraph-rsid="00228429"/>
    </style:style>
    <style:style style:name="P7" style:family="paragraph" style:parent-style-name="Text_20_body">
      <style:text-properties fo:font-weight="bold" officeooo:rsid="00228429" officeooo:paragraph-rsid="00228429" style:font-weight-asian="bold" style:font-weight-complex="bold"/>
    </style:style>
    <style:style style:name="P8" style:family="paragraph" style:parent-style-name="Standard">
      <style:paragraph-properties fo:margin-left="0cm" fo:margin-right="0cm" fo:margin-top="0.42cm" fo:margin-bottom="0cm" loext:contextual-spacing="false" fo:text-indent="0cm" style:auto-text-indent="false"/>
      <style:text-properties officeooo:rsid="00228429" officeooo:paragraph-rsid="00228429"/>
    </style:style>
    <style:style style:name="P9" style:family="paragraph" style:parent-style-name="Text_20_body">
      <style:text-properties officeooo:rsid="0020e7ad" officeooo:paragraph-rsid="0020e7ad"/>
    </style:style>
    <style:style style:name="P10" style:family="paragraph" style:parent-style-name="Text_20_body">
      <style:text-properties officeooo:rsid="00228429" officeooo:paragraph-rsid="00228429"/>
    </style:style>
    <style:style style:name="T1" style:family="text">
      <style:text-properties officeooo:rsid="002848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toine de Saint-Exupéry – <text:span text:style-name="T1">Malý princ</text:span></text:h>
      <text:p text:style-name="P7">Informace ke knize</text:p>
      <text:p text:style-name="P4">literární druh: <text:span text:style-name="T1">epika</text:span></text:p>
      <text:p text:style-name="P4">literární žánr: <text:span text:style-name="T1">filosofická pohádka</text:span></text:p>
      <text:p text:style-name="P4">literární forma: <text:span text:style-name="T1">próza</text:span></text:p>
      <text:p text:style-name="P5">téma: Rozlišení pohledu na svět očima dětí a dospělých</text:p>
      <text:p text:style-name="P5">kdy: -</text:p>
      <text:p text:style-name="P5">kde: různé planetky, planeta Země, planeta B612</text:p>
      <text:p text:style-name="P5">kompozice: <text:span text:style-name="T1">chronologická</text:span></text:p>
      <text:p text:style-name="P5">způsob vyprávění: různé planetky, planeta Země, planeta B612</text:p>
      <text:p text:style-name="P9">charakteristika postav: <text:s text:c="4"/>• Malý princ – dítě, nemá rád otázky, nic nevysvětluje, citlivý, nevinný, čistý, nezkažený, dětské otázky</text:p>
      <text:p text:style-name="P9"><text:s text:c="4"/>• Vypravěč – ztroskotaný pilot, dospělý, vnímavý, citlivý</text:p>
      <text:p text:style-name="P9"><text:s text:c="4"/>• Lampář – neustále zhasíná a rozsvěcí lampu, považuje to za příkaz</text:p>
      <text:p text:style-name="P9"><text:s text:c="4"/>• Byznysmen – počítá hvězdy a myslí si, že je vážený člověk</text:p>
      <text:p text:style-name="P9"><text:s text:c="4"/>• Zeměpisec – nemá badatele a sám průzkumy dělat nemůže</text:p>
      <text:p text:style-name="P9"><text:s text:c="4"/>• Růže - <text:s/>krásné, stejné, nemají vlastní názor; princova růže je jiná</text:p>
      <text:p text:style-name="P9"><text:s text:c="4"/>• Liška - <text:s/>moudrá, chce být ochočena, chce být důležitá</text:p>
      <text:p text:style-name="P9"><text:s text:c="4"/>• Výhybkář - <text:s/>vysvětluje neustálou lidskou nespokojenost</text:p>
      <text:p text:style-name="P9"><text:s text:c="4"/>• Král - <text:s/>chce poroučet a rozkazovat, nemá komu ( rozkazuje Slunce → <text:s/>východ a západ)</text:p>
      <text:p text:style-name="P9"><text:s text:c="4"/>• Domýšlivec - <text:s/>myslí si, že je obdivován</text:p>
      <text:p text:style-name="P9"><text:s text:c="4"/>• Pijan - <text:s/>pije, neboť chce zapomenou na to, že se stydí za své pití</text:p>
      <text:p text:style-name="P9"><text:s text:c="4"/>• Obchodník - <text:s/>vysvětluje, jak lidé neustále někam spěchají</text:p>
      <text:p text:style-name="P9"><text:s text:c="4"/>• Had - <text:s/>záhadný, pomůže princi vrátit se domů, osamělý</text:p>
      <text:p text:style-name="P6">jazykové prostředky: <text:span text:style-name="T1">přímá řeč</text:span></text:p>
      <text:p text:style-name="P3">Kontext díla</text:p>
      <text:p text:style-name="P6">Antoine de Saint-Exupéry</text:p>
      <text:p text:style-name="P6">život:<text:tab/></text:p>
      <text:p text:style-name="P6"><text:s text:c="4"/>• povoláním letec</text:p>
      <text:p text:style-name="P6"><text:s text:c="4"/>• francouzský spisovatelo</text:p>
      <text:p text:style-name="P6"><text:s text:c="4"/>• vynutil si vstup do řady válečných pilotů ve 2. sv. válce</text:p>
      <text:p text:style-name="P6"><text:s text:c="4"/>• tragicky zemřel</text:p>
      <text:p text:style-name="P6"><text:s text:c="4"/>• některá díla vyšla až po jeho smrti</text:p>
      <text:p text:style-name="P6">další díla:</text:p>
      <text:p text:style-name="P6"><text:s text:c="4"/>• Země lidí</text:p>
      <text:p text:style-name="P6"><text:soft-page-break/><text:s text:c="4"/>• Citadela</text:p>
      <text:p text:style-name="P6"><text:s text:c="4"/>• Noční let</text:p>
      <text:p text:style-name="P6">literární kontext:</text:p>
      <text:p text:style-name="P6">Světoví autoři 1. poloviny 20. stol.</text:p>
      <text:p text:style-name="P6">- Světová próza 1. poloviny 20. stol.</text:p>
      <text:p text:style-name="P6"><text:s text:c="4"/>• Charakteristika doby</text:p>
      <text:p text:style-name="P6"><text:s text:c="8"/>◦ 1. světová válka = „zákopová“</text:p>
      <text:p text:style-name="P6"><text:s text:c="8"/>◦ 1914 – 1918</text:p>
      <text:p text:style-name="P6"><text:s text:c="8"/>◦ trojdohoda (VB, FR, RUS + USA) X centrální mocnosti (R-U, NĚM, IT) </text:p>
      <text:p text:style-name="P6"><text:s text:c="8"/>◦ moderní technika (letadla, tanky..)</text:p>
      <text:p text:style-name="P6"><text:s text:c="8"/>◦ kolem 10 milionů obětí, zničená území, morální šok</text:p>
      <text:p text:style-name="P6"><text:s text:c="8"/>◦ obava před další válkou, obava z fašismu</text:p>
      <text:p text:style-name="P6"><text:s text:c="4"/>• Obraz 1. světové války</text:p>
      <text:p text:style-name="P6"><text:s text:c="8"/>◦ nový lit. útvar = reportážní román (ze zápisků z války, osobních prožitků, reálných svědectví, ich-forma)</text:p>
      <text:p text:style-name="P6">další autoři:</text:p>
      <text:p text:style-name="P6"><text:s text:c="4"/>• Marcel Proust → Hledání ztraceného času</text:p>
      <text:p text:style-name="P6"><text:s text:c="4"/>• George Bernard Shaw → Pygmalion</text:p>
      <text:p text:style-name="P6"><text:s text:c="4"/>• Agatha Christie → Deset malých černoušků</text:p>
      <text:p text:style-name="P6"><text:s text:c="4"/>• Thomas Mann → Doktor Faustus, Josef a jeho bratři</text:p>
      <text:p text:style-name="P2">Děj: Vypravěč (autor) uvízne v saharské poušti se svým letadlem a zjeví se mu Malý princ. Povídají si spolu a Malý princ vypráví, že pochází z maličké planetky, velké jako dům, na které má svojí květinu (růži). K této květině princ něco cítí, ale myslí si, že jeho cit není opětován a proto se vydá na cesty, aby zjistil proč tomu tak je.</text:p>
      <text:p text:style-name="P2"><text:tab/>Vypráví o tom, jak navštívil několik různých planetek. Na každé z nich potkal podivného člověka. První byl král, který si myslel, že všemu vládne. Na další planetce potkal domýšlivce, který si myslel, že je všemi obdivován i když byl na planetce sám. Při další zastávce potkal pijana, který pil jen proto, aby zapomněl, že se stydí za to, že pije. Byznysmen, kterého potká na další planetce je zase přesvědčen o tom, že mu patří hvězdy a neustále je přepočítává. Také by s nimi chtěl obchodovat. Lampář, kterého princ potká na tak malé planetce, že na ní den a noc trvá jen minutu, jen neustále rozsvěcí a zhasíná lampu.</text:p>
      <text:p text:style-name="P2"><text:tab/>Poslední zastávkou Malého prince je planeta Země. Na té se potká s výhybkářem, záhonem květin a liškou. Od každého se dozví něco nového. Výhybkář mu prozradí, že lidé vlastně neví, proč cestují vlakem sem a tam a navíc takovou rychlostí, liška mu prozradí, co je přátelství (=ochočení). Poslední, koho Malý princ potká je pilot. Spřátelí se spolu a povídají si o všem možném, ale nastane čas, kdy princ chce zpět na svojí planetku. Domluví se tedy s hadem, aby ho uštknul. Nechá na Zemi své tělo a jeho duše se dostává domů. Pilot si na něj vzpomene vždy, když se podívá na hvězdy.</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ázev_20_hlavní_20_kapitoly" style:display-name="Název hlavní kapitoly" style:family="paragraph" style:parent-style-name="Standard">
      <style:paragraph-properties fo:margin-top="0.499cm" fo:margin-bottom="0cm" loext:contextual-spacing="false"/>
      <style:text-properties fo:font-size="12pt" fo:font-weight="bold"/>
    </style:style>
    <style:style style:name="Název_20_textu" style:display-name="Název textu" style:family="paragraph" style:parent-style-name="Název_20_hlavní_20_kapitoly">
      <style:paragraph-properties fo:margin-top="0cm" fo:margin-bottom="0cm" loext:contextual-spacing="false" fo:text-align="center" style:justify-single-word="false"/>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0.42cm" loext:contextual-spacing="false" fo:text-align="center" style:justify-single-word="false" fo:text-indent="-0.76cm" style:auto-text-indent="false">
        <style:tab-stops/>
      </style:paragraph-properties>
      <style:text-properties style:font-name="Times New Roman1" fo:font-family="'Times New Roman'" style:font-style-name="tučné" style:font-family-generic="roman" style:font-pitch="variable" fo:font-size="14pt"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27T16:02:09.89</meta:creation-date>
    <meta:generator>LibreOffice/6.3.4.2$Windows_X86_64 LibreOffice_project/60da17e045e08f1793c57c00ba83cdfce946d0aa</meta:generator>
    <dc:date>2022-09-26T18:30:49.026000000</dc:date>
    <meta:editing-duration>PT1H33M23S</meta:editing-duration>
    <meta:editing-cycles>12</meta:editing-cycles>
    <meta:document-statistic meta:table-count="0" meta:image-count="0" meta:object-count="0" meta:page-count="2" meta:paragraph-count="56" meta:word-count="626" meta:character-count="3823" meta:non-whitespace-character-count="3069"/>
  </office:meta>
</office:document-meta>
</file>